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ag.setActionListener( String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setProperties( UI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Map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setCurrent( String cur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